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er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erType.Map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pper.Mapper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r.addConfigure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r.setRefid( Reference 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r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r.addConfigured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r.setType( Mapper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r.createClass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er.getImplementation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er.setTo( String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r.setClasspath( Path clas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per.add( FileNameMapper fileNameMapp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pper.setFrom( String fro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rType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er.setClasspathRef( Referenc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er.getImplementatio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apper.setClass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